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336eb" officeooo:paragraph-rsid="001336eb"/>
    </style:style>
    <style:style style:name="P2" style:family="paragraph" style:parent-style-name="Standard">
      <style:text-properties officeooo:rsid="0013cf8c" officeooo:paragraph-rsid="0013cf8c"/>
    </style:style>
    <style:style style:name="P3" style:family="paragraph" style:parent-style-name="Standard">
      <style:text-properties officeooo:rsid="001407a9" officeooo:paragraph-rsid="001407a9"/>
    </style:style>
    <style:style style:name="T1" style:family="text">
      <style:text-properties officeooo:rsid="0013bcea"/>
    </style:style>
    <style:style style:name="T2" style:family="text">
      <style:text-properties officeooo:rsid="0013cf8c"/>
    </style:style>
    <style:style style:name="T3" style:family="text">
      <style:text-properties officeooo:rsid="0013ef7a"/>
    </style:style>
    <style:style style:name="T4" style:family="text">
      <style:text-properties officeooo:rsid="001407a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osh Hale</text:p>
      <text:p text:style-name="P1"/>
      <text:p text:style-name="P1">My individual contribution to the project included research, writing code for several large sub components of the project, and taking on many project management responsibilities. Research included general background information about UC campus history, reaching out to several individuals to collect this information, and synthesizing it into a direction to move the project forward with. From this experience I built knowledge of UC systems and connections to individuals, as well as methods for redirecting focus when little to know information is available. The sub components I wrote included the GUI front end of our project, the system manager and system monitor, as well as the automated adversaries. All of these components communicated over network protocols rather than traditional onboard systems, and it is something I had to continue learning about. The project management responsibilities I took on included verbalizing timelines, setting goals for the group, and holding myself and my team accountable for reaching those goals.</text:p>
      <text:p text:style-name="P1"/>
      <text:p text:style-name="P1">The project had many successes and its fair share of obstacles. I believe we created an innovative piece of software and system that is truly unlike anything you can find in the world today. <text:span text:style-name="T1">I believe we had a very comprehensive feature set that would impress those who were knowledgeable of the subject we were focusing on. One of the downfalls is that this project did not have broad appeal to those in general engineering or those outside the realm of cyber security. We saw a great disparity in excitement from those with background knowledge compared to those who didn’t, and providing the necessary background information </text:span><text:span text:style-name="T2">was not always possible with the limited time we had at the expo. We attempted to avoid this issue in our design process by building an interface that would be more appealing to the average engineer, which did help a little.</text:span></text:p>
      <text:p text:style-name="P1"/>
      <text:p text:style-name="P2">My group accomplished the project and all the features we set out to build. As a team I think we were successful in designing the project to be easily split up with minimal linear dependencies (ie. minimizing waiting for someone else to finish something for the next person. <text:span text:style-name="T4">As a group I think we struggled maintaining time commitment to the project. Chad and I both had other large projects to oversee during our time working on the capstone, and unfortunately we didn’t dedicate 100% of the time to the project that we wanted to. While we met all our goals in the end, there are systems we used that I would spend time making more robust if we had time.</text:span></text:p>
      <text:p text:style-name="P2"/>
      <text:p text:style-name="P2">In terms of effort split between my and my group member, I would say its was evenly split. <text:span text:style-name="T3">While I wrote more of the modules by count, Chads contributions were more complex and comprehensive. </text:span>Chad did an excellent job making sure the code he wrote was up to industry standards and <text:span text:style-name="T3">robust. </text:span><text:span text:style-name="T4">I think as a group we should have better evaluated the time we had to get a project done, and refocused our scope around that. Again, we met all our goals, but it was at the cost of making other projects outside of capstone more stressfu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o Extended" svg:font-family="'Lato Extended', Lato, 'Helvetica Neue', 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0T11:40:39.570361380</meta:creation-date>
    <dc:date>2024-04-10T14:01:29.530303404</dc:date>
    <meta:editing-duration>PT49M9S</meta:editing-duration>
    <meta:editing-cycles>1</meta:editing-cycles>
    <meta:document-statistic meta:table-count="0" meta:image-count="0" meta:object-count="0" meta:page-count="1" meta:paragraph-count="5" meta:word-count="523" meta:character-count="3086" meta:non-whitespace-character-count="2568"/>
    <meta:generator>LibreOffice/7.3.7.2$Linux_X86_64 LibreOffice_project/30$Build-2</meta:generator>
  </office:meta>
</office:document-meta>
</file>